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Naziv projekta: Labirint</text:span></text:p>
      <text:p text:style-name="P1"><text:span text:style-name="T2">Sudionici u projektu:<text:line-break/>Jurica Mileti</text:span><text:span text:style-name="T3">ć, Milka Miličević, Roko Kokan, Gabrijela Pirija, Luka Seničić</text:span></text:p>
      <text:p text:style-name="P1"><text:span text:style-name="T3">Opis projekta: Realizirat ćemo igru Labirint u Unityu za Oculus Rift. Radi se o 3D igri za jednog igrača u kojoj uz igrača imamo još simulirani labirint sa ulazom i izlazom te neki predmet unutar labirinta. Cilj igre je pokupiti taj predmet unutar labirinta te pronaći izlaz iz labirinta. </text:span></text:p>
      <text:p text:style-name="P1"><text:span text:style-name="T3">Potrebna oprema: Računalo sa Windows 10 operativnim sustavom.</text:span></text:p>
      <text:p text:style-name="P1"><text:span text:style-name="T4">Link na projekt:<text:line-break/></text:span><text:a xlink:href="https://github.com/jmiletic1995/Labirint"><text:span text:style-name="T5">https://github.com/jmiletic1995/Labirint</text:span></text:a><text:span text:style-name="T6"/></text:p>
      <text:p text:style-name="P1"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